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2.1043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_cnn_test_aver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filters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69" calcext:value-type="float">
            <text:p>1147.69</text:p>
          </table:table-cell>
          <table:table-cell office:value-type="float" office:value="618.484" calcext:value-type="float">
            <text:p>618.484</text:p>
          </table:table-cell>
          <table:table-cell office:value-type="float" office:value="58676" calcext:value-type="float">
            <text:p>58676</text:p>
          </table:table-cell>
          <table:table-cell office:value-type="float" office:value="1244" calcext:value-type="float">
            <text:p>1244</text:p>
          </table:table-cell>
          <table:table-cell office:value-type="float" office:value="2488847" calcext:value-type="float">
            <text:p>2488847</text:p>
          </table:table-cell>
          <table:table-cell office:value-type="float" office:value="2288276" calcext:value-type="float">
            <text:p>2288276</text:p>
          </table:table-cell>
          <table:table-cell office:value-type="float" office:value="47618" calcext:value-type="float">
            <text:p>47618</text:p>
          </table:table-cell>
          <table:table-cell office:value-type="float" office:value="0.00029637" calcext:value-type="float">
            <text:p>0.00029637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59.5" calcext:value-type="float">
            <text:p>1959.5</text:p>
          </table:table-cell>
          <table:table-cell office:value-type="float" office:value="1384.8" calcext:value-type="float">
            <text:p>1384.8</text:p>
          </table:table-cell>
          <table:table-cell office:value-type="float" office:value="63284" calcext:value-type="float">
            <text:p>63284</text:p>
          </table:table-cell>
          <table:table-cell office:value-type="float" office:value="5809053" calcext:value-type="float">
            <text:p>5809053</text:p>
          </table:table-cell>
          <table:table-cell office:value-type="float" office:value="1967322" calcext:value-type="float">
            <text:p>1967322</text:p>
          </table:table-cell>
          <table:table-cell office:value-type="float" office:value="10970994" calcext:value-type="float">
            <text:p>10970994</text:p>
          </table:table-cell>
          <table:table-cell office:value-type="float" office:value="8708" calcext:value-type="float">
            <text:p>8708</text:p>
          </table:table-cell>
          <table:table-cell office:value-type="float" office:value="0.0000501393" calcext:value-type="float">
            <text:p>0.000050139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3.38" calcext:value-type="float">
            <text:p>1083.38</text:p>
          </table:table-cell>
          <table:table-cell office:value-type="float" office:value="598.293" calcext:value-type="float">
            <text:p>598.293</text:p>
          </table:table-cell>
          <table:table-cell office:value-type="float" office:value="60792" calcext:value-type="float">
            <text:p>60792</text:p>
          </table:table-cell>
          <table:table-cell office:value-type="float" office:value="1313" calcext:value-type="float">
            <text:p>1313</text:p>
          </table:table-cell>
          <table:table-cell office:value-type="float" office:value="2527088" calcext:value-type="float">
            <text:p>2527088</text:p>
          </table:table-cell>
          <table:table-cell office:value-type="float" office:value="2289464" calcext:value-type="float">
            <text:p>2289464</text:p>
          </table:table-cell>
          <table:table-cell office:value-type="float" office:value="44823" calcext:value-type="float">
            <text:p>44823</text:p>
          </table:table-cell>
          <table:table-cell office:value-type="float" office:value="0.00459849" calcext:value-type="float">
            <text:p>0.00459849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6.54" calcext:value-type="float">
            <text:p>3346.54</text:p>
          </table:table-cell>
          <table:table-cell office:value-type="float" office:value="2881.96" calcext:value-type="float">
            <text:p>2881.96</text:p>
          </table:table-cell>
          <table:table-cell office:value-type="float" office:value="237468" calcext:value-type="float">
            <text:p>237468</text:p>
          </table:table-cell>
          <table:table-cell office:value-type="float" office:value="1319" calcext:value-type="float">
            <text:p>1319</text:p>
          </table:table-cell>
          <table:table-cell office:value-type="float" office:value="9073647" calcext:value-type="float">
            <text:p>9073647</text:p>
          </table:table-cell>
          <table:table-cell office:value-type="float" office:value="14133512" calcext:value-type="float">
            <text:p>14133512</text:p>
          </table:table-cell>
          <table:table-cell office:value-type="float" office:value="126496" calcext:value-type="float">
            <text:p>126496</text:p>
          </table:table-cell>
          <table:table-cell office:value-type="float" office:value="0.00000150752" calcext:value-type="float">
            <text:p>0.00000150752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46.77" calcext:value-type="float">
            <text:p>6446.77</text:p>
          </table:table-cell>
          <table:table-cell office:value-type="float" office:value="5767.37" calcext:value-type="float">
            <text:p>5767.37</text:p>
          </table:table-cell>
          <table:table-cell office:value-type="float" office:value="292185" calcext:value-type="float">
            <text:p>292185</text:p>
          </table:table-cell>
          <table:table-cell office:value-type="float" office:value="20269683" calcext:value-type="float">
            <text:p>20269683</text:p>
          </table:table-cell>
          <table:table-cell office:value-type="float" office:value="6321913" calcext:value-type="float">
            <text:p>6321913</text:p>
          </table:table-cell>
          <table:table-cell office:value-type="float" office:value="46018186" calcext:value-type="float">
            <text:p>46018186</text:p>
          </table:table-cell>
          <table:table-cell office:value-type="float" office:value="100191" calcext:value-type="float">
            <text:p>100191</text:p>
          </table:table-cell>
          <table:table-cell office:value-type="float" office:value="0.000000900707" calcext:value-type="float">
            <text:p>0.00000090070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5.92" calcext:value-type="float">
            <text:p>3345.92</text:p>
          </table:table-cell>
          <table:table-cell office:value-type="float" office:value="2840.2" calcext:value-type="float">
            <text:p>2840.2</text:p>
          </table:table-cell>
          <table:table-cell office:value-type="float" office:value="254700" calcext:value-type="float">
            <text:p>254700</text:p>
          </table:table-cell>
          <table:table-cell office:value-type="float" office:value="1681" calcext:value-type="float">
            <text:p>1681</text:p>
          </table:table-cell>
          <table:table-cell office:value-type="float" office:value="9371390" calcext:value-type="float">
            <text:p>9371390</text:p>
          </table:table-cell>
          <table:table-cell office:value-type="float" office:value="13748991" calcext:value-type="float">
            <text:p>13748991</text:p>
          </table:table-cell>
          <table:table-cell office:value-type="float" office:value="122166" calcext:value-type="float">
            <text:p>122166</text:p>
          </table:table-cell>
          <table:table-cell office:value-type="float" office:value="0.000000000000188395" calcext:value-type="float">
            <text:p>1.88395E-13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31.94" calcext:value-type="float">
            <text:p>4831.94</text:p>
          </table:table-cell>
          <table:table-cell office:value-type="float" office:value="4196.61" calcext:value-type="float">
            <text:p>4196.61</text:p>
          </table:table-cell>
          <table:table-cell office:value-type="float" office:value="208680" calcext:value-type="float">
            <text:p>208680</text:p>
          </table:table-cell>
          <table:table-cell office:value-type="float" office:value="16259404" calcext:value-type="float">
            <text:p>16259404</text:p>
          </table:table-cell>
          <table:table-cell office:value-type="float" office:value="4996736" calcext:value-type="float">
            <text:p>4996736</text:p>
          </table:table-cell>
          <table:table-cell office:value-type="float" office:value="34071049" calcext:value-type="float">
            <text:p>34071049</text:p>
          </table:table-cell>
          <table:table-cell office:value-type="float" office:value="47620" calcext:value-type="float">
            <text:p>47620</text:p>
          </table:table-cell>
          <table:table-cell office:value-type="float" office:value="0.000000000000175775" calcext:value-type="float">
            <text:p>1.75775E-1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49.8" calcext:value-type="float">
            <text:p>11349.8</text:p>
          </table:table-cell>
          <table:table-cell office:value-type="float" office:value="10963.3" calcext:value-type="float">
            <text:p>10963.3</text:p>
          </table:table-cell>
          <table:table-cell office:value-type="float" office:value="875180" calcext:value-type="float">
            <text:p>875180</text:p>
          </table:table-cell>
          <table:table-cell office:value-type="float" office:value="1570" calcext:value-type="float">
            <text:p>1570</text:p>
          </table:table-cell>
          <table:table-cell office:value-type="float" office:value="31562840" calcext:value-type="float">
            <text:p>31562840</text:p>
          </table:table-cell>
          <table:table-cell office:value-type="float" office:value="52500239" calcext:value-type="float">
            <text:p>52500239</text:p>
          </table:table-cell>
          <table:table-cell office:value-type="float" office:value="444893" calcext:value-type="float">
            <text:p>444893</text:p>
          </table:table-cell>
          <table:table-cell office:value-type="float" office:value="0.000000451324" calcext:value-type="float">
            <text:p>0.000000451324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212.6" calcext:value-type="float">
            <text:p>12212.6</text:p>
          </table:table-cell>
          <table:table-cell office:value-type="float" office:value="11377.7" calcext:value-type="float">
            <text:p>11377.7</text:p>
          </table:table-cell>
          <table:table-cell office:value-type="float" office:value="589430" calcext:value-type="float">
            <text:p>589430</text:p>
          </table:table-cell>
          <table:table-cell office:value-type="float" office:value="43592740" calcext:value-type="float">
            <text:p>43592740</text:p>
          </table:table-cell>
          <table:table-cell office:value-type="float" office:value="13463700" calcext:value-type="float">
            <text:p>13463700</text:p>
          </table:table-cell>
          <table:table-cell office:value-type="float" office:value="101244334" calcext:value-type="float">
            <text:p>101244334</text:p>
          </table:table-cell>
          <table:table-cell office:value-type="float" office:value="213747" calcext:value-type="float">
            <text:p>213747</text:p>
          </table:table-cell>
          <table:table-cell office:value-type="float" office:value="0.00000340501" calcext:value-type="float">
            <text:p>0.00000340501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84.3" calcext:value-type="float">
            <text:p>11284.3</text:p>
          </table:table-cell>
          <table:table-cell office:value-type="float" office:value="10908.5" calcext:value-type="float">
            <text:p>10908.5</text:p>
          </table:table-cell>
          <table:table-cell office:value-type="float" office:value="1110666" calcext:value-type="float">
            <text:p>1110666</text:p>
          </table:table-cell>
          <table:table-cell office:value-type="float" office:value="1225" calcext:value-type="float">
            <text:p>1225</text:p>
          </table:table-cell>
          <table:table-cell office:value-type="float" office:value="30784029" calcext:value-type="float">
            <text:p>30784029</text:p>
          </table:table-cell>
          <table:table-cell office:value-type="float" office:value="53270009" calcext:value-type="float">
            <text:p>53270009</text:p>
          </table:table-cell>
          <table:table-cell office:value-type="float" office:value="437607" calcext:value-type="float">
            <text:p>437607</text:p>
          </table:table-cell>
          <table:table-cell office:value-type="float" office:value="0.000000000000173982" calcext:value-type="float">
            <text:p>1.73982E-13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825.5" calcext:value-type="float">
            <text:p>19825.5</text:p>
          </table:table-cell>
          <table:table-cell office:value-type="float" office:value="13634.4" calcext:value-type="float">
            <text:p>13634.4</text:p>
          </table:table-cell>
          <table:table-cell office:value-type="float" office:value="1206590" calcext:value-type="float">
            <text:p>1206590</text:p>
          </table:table-cell>
          <table:table-cell office:value-type="float" office:value="70194573" calcext:value-type="float">
            <text:p>70194573</text:p>
          </table:table-cell>
          <table:table-cell office:value-type="float" office:value="47431497" calcext:value-type="float">
            <text:p>47431497</text:p>
          </table:table-cell>
          <table:table-cell office:value-type="float" office:value="175903687" calcext:value-type="float">
            <text:p>175903687</text:p>
          </table:table-cell>
          <table:table-cell office:value-type="float" office:value="699808" calcext:value-type="float">
            <text:p>699808</text:p>
          </table:table-cell>
          <table:table-cell office:value-type="float" office:value="0.000000000000178904" calcext:value-type="float">
            <text:p>1.78904E-1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1.72" calcext:value-type="float">
            <text:p>1211.72</text:p>
          </table:table-cell>
          <table:table-cell office:value-type="float" office:value="691.586" calcext:value-type="float">
            <text:p>691.586</text:p>
          </table:table-cell>
          <table:table-cell office:value-type="float" office:value="65909" calcext:value-type="float">
            <text:p>65909</text:p>
          </table:table-cell>
          <table:table-cell office:value-type="float" office:value="1799" calcext:value-type="float">
            <text:p>1799</text:p>
          </table:table-cell>
          <table:table-cell office:value-type="float" office:value="3123707" calcext:value-type="float">
            <text:p>3123707</text:p>
          </table:table-cell>
          <table:table-cell office:value-type="float" office:value="2708385" calcext:value-type="float">
            <text:p>2708385</text:p>
          </table:table-cell>
          <table:table-cell office:value-type="float" office:value="50194" calcext:value-type="float">
            <text:p>50194</text:p>
          </table:table-cell>
          <table:table-cell office:value-type="float" office:value="0.0158467" calcext:value-type="float">
            <text:p>0.0158467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31.04" calcext:value-type="float">
            <text:p>2131.04</text:p>
          </table:table-cell>
          <table:table-cell office:value-type="float" office:value="1583.41" calcext:value-type="float">
            <text:p>1583.41</text:p>
          </table:table-cell>
          <table:table-cell office:value-type="float" office:value="65204" calcext:value-type="float">
            <text:p>65204</text:p>
          </table:table-cell>
          <table:table-cell office:value-type="float" office:value="7924686" calcext:value-type="float">
            <text:p>7924686</text:p>
          </table:table-cell>
          <table:table-cell office:value-type="float" office:value="1933072" calcext:value-type="float">
            <text:p>1933072</text:p>
          </table:table-cell>
          <table:table-cell office:value-type="float" office:value="14275203" calcext:value-type="float">
            <text:p>14275203</text:p>
          </table:table-cell>
          <table:table-cell office:value-type="float" office:value="13686" calcext:value-type="float">
            <text:p>13686</text:p>
          </table:table-cell>
          <table:table-cell office:value-type="float" office:value="0.0152543" calcext:value-type="float">
            <text:p>0.0152543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3.41" calcext:value-type="float">
            <text:p>1083.41</text:p>
          </table:table-cell>
          <table:table-cell office:value-type="float" office:value="653.012" calcext:value-type="float">
            <text:p>653.012</text:p>
          </table:table-cell>
          <table:table-cell office:value-type="float" office:value="95727" calcext:value-type="float">
            <text:p>95727</text:p>
          </table:table-cell>
          <table:table-cell office:value-type="float" office:value="1675" calcext:value-type="float">
            <text:p>1675</text:p>
          </table:table-cell>
          <table:table-cell office:value-type="float" office:value="2744555" calcext:value-type="float">
            <text:p>2744555</text:p>
          </table:table-cell>
          <table:table-cell office:value-type="float" office:value="2687792" calcext:value-type="float">
            <text:p>2687792</text:p>
          </table:table-cell>
          <table:table-cell office:value-type="float" office:value="52944" calcext:value-type="float">
            <text:p>52944</text:p>
          </table:table-cell>
          <table:table-cell office:value-type="float" office:value="0.0343856" calcext:value-type="float">
            <text:p>0.034385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02.57" calcext:value-type="float">
            <text:p>3602.57</text:p>
          </table:table-cell>
          <table:table-cell office:value-type="float" office:value="3171.59" calcext:value-type="float">
            <text:p>3171.59</text:p>
          </table:table-cell>
          <table:table-cell office:value-type="float" office:value="232898" calcext:value-type="float">
            <text:p>232898</text:p>
          </table:table-cell>
          <table:table-cell office:value-type="float" office:value="1583" calcext:value-type="float">
            <text:p>1583</text:p>
          </table:table-cell>
          <table:table-cell office:value-type="float" office:value="9567033" calcext:value-type="float">
            <text:p>9567033</text:p>
          </table:table-cell>
          <table:table-cell office:value-type="float" office:value="17623606" calcext:value-type="float">
            <text:p>17623606</text:p>
          </table:table-cell>
          <table:table-cell office:value-type="float" office:value="128882" calcext:value-type="float">
            <text:p>128882</text:p>
          </table:table-cell>
          <table:table-cell office:value-type="float" office:value="0.0150446" calcext:value-type="float">
            <text:p>0.0150446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19.46" calcext:value-type="float">
            <text:p>7319.46</text:p>
          </table:table-cell>
          <table:table-cell office:value-type="float" office:value="6689.05" calcext:value-type="float">
            <text:p>6689.05</text:p>
          </table:table-cell>
          <table:table-cell office:value-type="float" office:value="291779" calcext:value-type="float">
            <text:p>291779</text:p>
          </table:table-cell>
          <table:table-cell office:value-type="float" office:value="26614952" calcext:value-type="float">
            <text:p>26614952</text:p>
          </table:table-cell>
          <table:table-cell office:value-type="float" office:value="6634840" calcext:value-type="float">
            <text:p>6634840</text:p>
          </table:table-cell>
          <table:table-cell office:value-type="float" office:value="61201802" calcext:value-type="float">
            <text:p>61201802</text:p>
          </table:table-cell>
          <table:table-cell office:value-type="float" office:value="102892" calcext:value-type="float">
            <text:p>102892</text:p>
          </table:table-cell>
          <table:table-cell office:value-type="float" office:value="0.0150697" calcext:value-type="float">
            <text:p>0.015069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01.96" calcext:value-type="float">
            <text:p>3601.96</text:p>
          </table:table-cell>
          <table:table-cell office:value-type="float" office:value="3097.91" calcext:value-type="float">
            <text:p>3097.91</text:p>
          </table:table-cell>
          <table:table-cell office:value-type="float" office:value="389104" calcext:value-type="float">
            <text:p>389104</text:p>
          </table:table-cell>
          <table:table-cell office:value-type="float" office:value="1724" calcext:value-type="float">
            <text:p>1724</text:p>
          </table:table-cell>
          <table:table-cell office:value-type="float" office:value="9387161" calcext:value-type="float">
            <text:p>9387161</text:p>
          </table:table-cell>
          <table:table-cell office:value-type="float" office:value="15931747" calcext:value-type="float">
            <text:p>15931747</text:p>
          </table:table-cell>
          <table:table-cell office:value-type="float" office:value="134777" calcext:value-type="float">
            <text:p>134777</text:p>
          </table:table-cell>
          <table:table-cell office:value-type="float" office:value="0.0150678" calcext:value-type="float">
            <text:p>0.015067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73.14" calcext:value-type="float">
            <text:p>5473.14</text:p>
          </table:table-cell>
          <table:table-cell office:value-type="float" office:value="4875.18" calcext:value-type="float">
            <text:p>4875.18</text:p>
          </table:table-cell>
          <table:table-cell office:value-type="float" office:value="222111" calcext:value-type="float">
            <text:p>222111</text:p>
          </table:table-cell>
          <table:table-cell office:value-type="float" office:value="21154937" calcext:value-type="float">
            <text:p>21154937</text:p>
          </table:table-cell>
          <table:table-cell office:value-type="float" office:value="5110703" calcext:value-type="float">
            <text:p>5110703</text:p>
          </table:table-cell>
          <table:table-cell office:value-type="float" office:value="45678548" calcext:value-type="float">
            <text:p>45678548</text:p>
          </table:table-cell>
          <table:table-cell office:value-type="float" office:value="55769" calcext:value-type="float">
            <text:p>55769</text:p>
          </table:table-cell>
          <table:table-cell office:value-type="float" office:value="0.0150678" calcext:value-type="float">
            <text:p>0.015067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37.9" calcext:value-type="float">
            <text:p>12437.9</text:p>
          </table:table-cell>
          <table:table-cell office:value-type="float" office:value="12051.3" calcext:value-type="float">
            <text:p>12051.3</text:p>
          </table:table-cell>
          <table:table-cell office:value-type="float" office:value="1471382" calcext:value-type="float">
            <text:p>1471382</text:p>
          </table:table-cell>
          <table:table-cell office:value-type="float" office:value="1881" calcext:value-type="float">
            <text:p>1881</text:p>
          </table:table-cell>
          <table:table-cell office:value-type="float" office:value="31866459" calcext:value-type="float">
            <text:p>31866459</text:p>
          </table:table-cell>
          <table:table-cell office:value-type="float" office:value="63564324" calcext:value-type="float">
            <text:p>63564324</text:p>
          </table:table-cell>
          <table:table-cell office:value-type="float" office:value="453169" calcext:value-type="float">
            <text:p>453169</text:p>
          </table:table-cell>
          <table:table-cell office:value-type="float" office:value="0.0151633" calcext:value-type="float">
            <text:p>0.0151633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11.3" calcext:value-type="float">
            <text:p>14011.3</text:p>
          </table:table-cell>
          <table:table-cell office:value-type="float" office:value="13279.2" calcext:value-type="float">
            <text:p>13279.2</text:p>
          </table:table-cell>
          <table:table-cell office:value-type="float" office:value="567104" calcext:value-type="float">
            <text:p>567104</text:p>
          </table:table-cell>
          <table:table-cell office:value-type="float" office:value="56284955" calcext:value-type="float">
            <text:p>56284955</text:p>
          </table:table-cell>
          <table:table-cell office:value-type="float" office:value="13553010" calcext:value-type="float">
            <text:p>13553010</text:p>
          </table:table-cell>
          <table:table-cell office:value-type="float" office:value="132668897" calcext:value-type="float">
            <text:p>132668897</text:p>
          </table:table-cell>
          <table:table-cell office:value-type="float" office:value="225112" calcext:value-type="float">
            <text:p>225112</text:p>
          </table:table-cell>
          <table:table-cell office:value-type="float" office:value="0.0151439" calcext:value-type="float">
            <text:p>0.0151439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08.4" calcext:value-type="float">
            <text:p>12308.4</text:p>
          </table:table-cell>
          <table:table-cell office:value-type="float" office:value="11922.9" calcext:value-type="float">
            <text:p>11922.9</text:p>
          </table:table-cell>
          <table:table-cell office:value-type="float" office:value="1395363" calcext:value-type="float">
            <text:p>1395363</text:p>
          </table:table-cell>
          <table:table-cell office:value-type="float" office:value="2626" calcext:value-type="float">
            <text:p>2626</text:p>
          </table:table-cell>
          <table:table-cell office:value-type="float" office:value="30969468" calcext:value-type="float">
            <text:p>30969468</text:p>
          </table:table-cell>
          <table:table-cell office:value-type="float" office:value="64806367" calcext:value-type="float">
            <text:p>64806367</text:p>
          </table:table-cell>
          <table:table-cell office:value-type="float" office:value="458493" calcext:value-type="float">
            <text:p>458493</text:p>
          </table:table-cell>
          <table:table-cell office:value-type="float" office:value="0.0151368" calcext:value-type="float">
            <text:p>0.015136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66.8" calcext:value-type="float">
            <text:p>22966.8</text:p>
          </table:table-cell>
          <table:table-cell office:value-type="float" office:value="14182.1" calcext:value-type="float">
            <text:p>14182.1</text:p>
          </table:table-cell>
          <table:table-cell office:value-type="float" office:value="1228892" calcext:value-type="float">
            <text:p>1228892</text:p>
          </table:table-cell>
          <table:table-cell office:value-type="float" office:value="89072082" calcext:value-type="float">
            <text:p>89072082</text:p>
          </table:table-cell>
          <table:table-cell office:value-type="float" office:value="47331155" calcext:value-type="float">
            <text:p>47331155</text:p>
          </table:table-cell>
          <table:table-cell office:value-type="float" office:value="232811874" calcext:value-type="float">
            <text:p>232811874</text:p>
          </table:table-cell>
          <table:table-cell office:value-type="float" office:value="784850" calcext:value-type="float">
            <text:p>784850</text:p>
          </table:table-cell>
          <table:table-cell office:value-type="float" office:value="0.0151367" calcext:value-type="float">
            <text:p>0.015136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75.76" calcext:value-type="float">
            <text:p>1275.76</text:p>
          </table:table-cell>
          <table:table-cell office:value-type="float" office:value="764.266" calcext:value-type="float">
            <text:p>764.266</text:p>
          </table:table-cell>
          <table:table-cell office:value-type="float" office:value="75118" calcext:value-type="float">
            <text:p>75118</text:p>
          </table:table-cell>
          <table:table-cell office:value-type="float" office:value="2652" calcext:value-type="float">
            <text:p>2652</text:p>
          </table:table-cell>
          <table:table-cell office:value-type="float" office:value="3143966" calcext:value-type="float">
            <text:p>3143966</text:p>
          </table:table-cell>
          <table:table-cell office:value-type="float" office:value="3198474" calcext:value-type="float">
            <text:p>3198474</text:p>
          </table:table-cell>
          <table:table-cell office:value-type="float" office:value="49740" calcext:value-type="float">
            <text:p>49740</text:p>
          </table:table-cell>
          <table:table-cell office:value-type="float" office:value="0.00255186" calcext:value-type="float">
            <text:p>0.00255186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10.92" calcext:value-type="float">
            <text:p>2410.92</text:p>
          </table:table-cell>
          <table:table-cell office:value-type="float" office:value="1784.71" calcext:value-type="float">
            <text:p>1784.71</text:p>
          </table:table-cell>
          <table:table-cell office:value-type="float" office:value="64007" calcext:value-type="float">
            <text:p>64007</text:p>
          </table:table-cell>
          <table:table-cell office:value-type="float" office:value="8947346" calcext:value-type="float">
            <text:p>8947346</text:p>
          </table:table-cell>
          <table:table-cell office:value-type="float" office:value="1885518" calcext:value-type="float">
            <text:p>1885518</text:p>
          </table:table-cell>
          <table:table-cell office:value-type="float" office:value="18392212" calcext:value-type="float">
            <text:p>18392212</text:p>
          </table:table-cell>
          <table:table-cell office:value-type="float" office:value="11844" calcext:value-type="float">
            <text:p>11844</text:p>
          </table:table-cell>
          <table:table-cell office:value-type="float" office:value="0.00244376" calcext:value-type="float">
            <text:p>0.0024437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3.45" calcext:value-type="float">
            <text:p>1083.45</text:p>
          </table:table-cell>
          <table:table-cell office:value-type="float" office:value="707.602" calcext:value-type="float">
            <text:p>707.602</text:p>
          </table:table-cell>
          <table:table-cell office:value-type="float" office:value="94389" calcext:value-type="float">
            <text:p>94389</text:p>
          </table:table-cell>
          <table:table-cell office:value-type="float" office:value="2322" calcext:value-type="float">
            <text:p>2322</text:p>
          </table:table-cell>
          <table:table-cell office:value-type="float" office:value="2684400" calcext:value-type="float">
            <text:p>2684400</text:p>
          </table:table-cell>
          <table:table-cell office:value-type="float" office:value="2975838" calcext:value-type="float">
            <text:p>2975838</text:p>
          </table:table-cell>
          <table:table-cell office:value-type="float" office:value="48444" calcext:value-type="float">
            <text:p>48444</text:p>
          </table:table-cell>
          <table:table-cell office:value-type="float" office:value="0.0137648" calcext:value-type="float">
            <text:p>0.013764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58.61" calcext:value-type="float">
            <text:p>3858.61</text:p>
          </table:table-cell>
          <table:table-cell office:value-type="float" office:value="3465.04" calcext:value-type="float">
            <text:p>3465.04</text:p>
          </table:table-cell>
          <table:table-cell office:value-type="float" office:value="246596" calcext:value-type="float">
            <text:p>246596</text:p>
          </table:table-cell>
          <table:table-cell office:value-type="float" office:value="2321" calcext:value-type="float">
            <text:p>2321</text:p>
          </table:table-cell>
          <table:table-cell office:value-type="float" office:value="9746832" calcext:value-type="float">
            <text:p>9746832</text:p>
          </table:table-cell>
          <table:table-cell office:value-type="float" office:value="20931251" calcext:value-type="float">
            <text:p>20931251</text:p>
          </table:table-cell>
          <table:table-cell office:value-type="float" office:value="135506" calcext:value-type="float">
            <text:p>135506</text:p>
          </table:table-cell>
          <table:table-cell office:value-type="float" office:value="0.00232137" calcext:value-type="float">
            <text:p>0.00232137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76.08" calcext:value-type="float">
            <text:p>8476.08</text:p>
          </table:table-cell>
          <table:table-cell office:value-type="float" office:value="7626.75" calcext:value-type="float">
            <text:p>7626.75</text:p>
          </table:table-cell>
          <table:table-cell office:value-type="float" office:value="299846" calcext:value-type="float">
            <text:p>299846</text:p>
          </table:table-cell>
          <table:table-cell office:value-type="float" office:value="32482265" calcext:value-type="float">
            <text:p>32482265</text:p>
          </table:table-cell>
          <table:table-cell office:value-type="float" office:value="6521081" calcext:value-type="float">
            <text:p>6521081</text:p>
          </table:table-cell>
          <table:table-cell office:value-type="float" office:value="76629149" calcext:value-type="float">
            <text:p>76629149</text:p>
          </table:table-cell>
          <table:table-cell office:value-type="float" office:value="107404" calcext:value-type="float">
            <text:p>107404</text:p>
          </table:table-cell>
          <table:table-cell office:value-type="float" office:value="0.00232436" calcext:value-type="float">
            <text:p>0.0023243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57.99" calcext:value-type="float">
            <text:p>3857.99</text:p>
          </table:table-cell>
          <table:table-cell office:value-type="float" office:value="3354.88" calcext:value-type="float">
            <text:p>3354.88</text:p>
          </table:table-cell>
          <table:table-cell office:value-type="float" office:value="399945" calcext:value-type="float">
            <text:p>399945</text:p>
          </table:table-cell>
          <table:table-cell office:value-type="float" office:value="2326" calcext:value-type="float">
            <text:p>2326</text:p>
          </table:table-cell>
          <table:table-cell office:value-type="float" office:value="9749621" calcext:value-type="float">
            <text:p>9749621</text:p>
          </table:table-cell>
          <table:table-cell office:value-type="float" office:value="19432912" calcext:value-type="float">
            <text:p>19432912</text:p>
          </table:table-cell>
          <table:table-cell office:value-type="float" office:value="144797" calcext:value-type="float">
            <text:p>144797</text:p>
          </table:table-cell>
          <table:table-cell office:value-type="float" office:value="0.0023218" calcext:value-type="float">
            <text:p>0.002321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60.07" calcext:value-type="float">
            <text:p>6360.07</text:p>
          </table:table-cell>
          <table:table-cell office:value-type="float" office:value="5597.91" calcext:value-type="float">
            <text:p>5597.91</text:p>
          </table:table-cell>
          <table:table-cell office:value-type="float" office:value="210398" calcext:value-type="float">
            <text:p>210398</text:p>
          </table:table-cell>
          <table:table-cell office:value-type="float" office:value="26296106" calcext:value-type="float">
            <text:p>26296106</text:p>
          </table:table-cell>
          <table:table-cell office:value-type="float" office:value="5273452" calcext:value-type="float">
            <text:p>5273452</text:p>
          </table:table-cell>
          <table:table-cell office:value-type="float" office:value="57666964" calcext:value-type="float">
            <text:p>57666964</text:p>
          </table:table-cell>
          <table:table-cell office:value-type="float" office:value="57333" calcext:value-type="float">
            <text:p>57333</text:p>
          </table:table-cell>
          <table:table-cell office:value-type="float" office:value="0.0023218" calcext:value-type="float">
            <text:p>0.002321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25.9" calcext:value-type="float">
            <text:p>13525.9</text:p>
          </table:table-cell>
          <table:table-cell office:value-type="float" office:value="13136.9" calcext:value-type="float">
            <text:p>13136.9</text:p>
          </table:table-cell>
          <table:table-cell office:value-type="float" office:value="1445203" calcext:value-type="float">
            <text:p>1445203</text:p>
          </table:table-cell>
          <table:table-cell office:value-type="float" office:value="2637" calcext:value-type="float">
            <text:p>2637</text:p>
          </table:table-cell>
          <table:table-cell office:value-type="float" office:value="32156210" calcext:value-type="float">
            <text:p>32156210</text:p>
          </table:table-cell>
          <table:table-cell office:value-type="float" office:value="76167929" calcext:value-type="float">
            <text:p>76167929</text:p>
          </table:table-cell>
          <table:table-cell office:value-type="float" office:value="448513" calcext:value-type="float">
            <text:p>448513</text:p>
          </table:table-cell>
          <table:table-cell office:value-type="float" office:value="0.00232584" calcext:value-type="float">
            <text:p>0.00232584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09.9" calcext:value-type="float">
            <text:p>16309.9</text:p>
          </table:table-cell>
          <table:table-cell office:value-type="float" office:value="13892.9" calcext:value-type="float">
            <text:p>13892.9</text:p>
          </table:table-cell>
          <table:table-cell office:value-type="float" office:value="588290" calcext:value-type="float">
            <text:p>588290</text:p>
          </table:table-cell>
          <table:table-cell office:value-type="float" office:value="70151085" calcext:value-type="float">
            <text:p>70151085</text:p>
          </table:table-cell>
          <table:table-cell office:value-type="float" office:value="13804872" calcext:value-type="float">
            <text:p>13804872</text:p>
          </table:table-cell>
          <table:table-cell office:value-type="float" office:value="167478509" calcext:value-type="float">
            <text:p>167478509</text:p>
          </table:table-cell>
          <table:table-cell office:value-type="float" office:value="381376" calcext:value-type="float">
            <text:p>381376</text:p>
          </table:table-cell>
          <table:table-cell office:value-type="float" office:value="0.00233819" calcext:value-type="float">
            <text:p>0.00233819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32.4" calcext:value-type="float">
            <text:p>13332.4</text:p>
          </table:table-cell>
          <table:table-cell office:value-type="float" office:value="12940.7" calcext:value-type="float">
            <text:p>12940.7</text:p>
          </table:table-cell>
          <table:table-cell office:value-type="float" office:value="1483121" calcext:value-type="float">
            <text:p>1483121</text:p>
          </table:table-cell>
          <table:table-cell office:value-type="float" office:value="4119" calcext:value-type="float">
            <text:p>4119</text:p>
          </table:table-cell>
          <table:table-cell office:value-type="float" office:value="31574655" calcext:value-type="float">
            <text:p>31574655</text:p>
          </table:table-cell>
          <table:table-cell office:value-type="float" office:value="76331460" calcext:value-type="float">
            <text:p>76331460</text:p>
          </table:table-cell>
          <table:table-cell office:value-type="float" office:value="477581" calcext:value-type="float">
            <text:p>477581</text:p>
          </table:table-cell>
          <table:table-cell office:value-type="float" office:value="0.00232901" calcext:value-type="float">
            <text:p>0.00232901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48.3" calcext:value-type="float">
            <text:p>26648.3</text:p>
          </table:table-cell>
          <table:table-cell office:value-type="float" office:value="14602.8" calcext:value-type="float">
            <text:p>14602.8</text:p>
          </table:table-cell>
          <table:table-cell office:value-type="float" office:value="1152263" calcext:value-type="float">
            <text:p>1152263</text:p>
          </table:table-cell>
          <table:table-cell office:value-type="float" office:value="104079398" calcext:value-type="float">
            <text:p>104079398</text:p>
          </table:table-cell>
          <table:table-cell office:value-type="float" office:value="47066763" calcext:value-type="float">
            <text:p>47066763</text:p>
          </table:table-cell>
          <table:table-cell office:value-type="float" office:value="298717798" calcext:value-type="float">
            <text:p>298717798</text:p>
          </table:table-cell>
          <table:table-cell office:value-type="float" office:value="809627" calcext:value-type="float">
            <text:p>809627</text:p>
          </table:table-cell>
          <table:table-cell office:value-type="float" office:value="0.00232901" calcext:value-type="float">
            <text:p>0.00232901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9.79" calcext:value-type="float">
            <text:p>1339.79</text:p>
          </table:table-cell>
          <table:table-cell office:value-type="float" office:value="837.531" calcext:value-type="float">
            <text:p>837.531</text:p>
          </table:table-cell>
          <table:table-cell office:value-type="float" office:value="62580" calcext:value-type="float">
            <text:p>62580</text:p>
          </table:table-cell>
          <table:table-cell office:value-type="float" office:value="2676" calcext:value-type="float">
            <text:p>2676</text:p>
          </table:table-cell>
          <table:table-cell office:value-type="float" office:value="2481024" calcext:value-type="float">
            <text:p>2481024</text:p>
          </table:table-cell>
          <table:table-cell office:value-type="float" office:value="2929892" calcext:value-type="float">
            <text:p>2929892</text:p>
          </table:table-cell>
          <table:table-cell office:value-type="float" office:value="45563" calcext:value-type="float">
            <text:p>45563</text:p>
          </table:table-cell>
          <table:table-cell office:value-type="float" office:value="0.00266188" calcext:value-type="float">
            <text:p>0.0026618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85.09" calcext:value-type="float">
            <text:p>2585.09</text:p>
          </table:table-cell>
          <table:table-cell office:value-type="float" office:value="1983.58" calcext:value-type="float">
            <text:p>1983.58</text:p>
          </table:table-cell>
          <table:table-cell office:value-type="float" office:value="57937" calcext:value-type="float">
            <text:p>57937</text:p>
          </table:table-cell>
          <table:table-cell office:value-type="float" office:value="9461470" calcext:value-type="float">
            <text:p>9461470</text:p>
          </table:table-cell>
          <table:table-cell office:value-type="float" office:value="1717174" calcext:value-type="float">
            <text:p>1717174</text:p>
          </table:table-cell>
          <table:table-cell office:value-type="float" office:value="19084629" calcext:value-type="float">
            <text:p>19084629</text:p>
          </table:table-cell>
          <table:table-cell office:value-type="float" office:value="9137" calcext:value-type="float">
            <text:p>9137</text:p>
          </table:table-cell>
          <table:table-cell office:value-type="float" office:value="0.00332938" calcext:value-type="float">
            <text:p>0.00332938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83.48" calcext:value-type="float">
            <text:p>1083.48</text:p>
          </table:table-cell>
          <table:table-cell office:value-type="float" office:value="763.574" calcext:value-type="float">
            <text:p>763.574</text:p>
          </table:table-cell>
          <table:table-cell office:value-type="float" office:value="56478" calcext:value-type="float">
            <text:p>56478</text:p>
          </table:table-cell>
          <table:table-cell office:value-type="float" office:value="2665" calcext:value-type="float">
            <text:p>2665</text:p>
          </table:table-cell>
          <table:table-cell office:value-type="float" office:value="2837004" calcext:value-type="float">
            <text:p>2837004</text:p>
          </table:table-cell>
          <table:table-cell office:value-type="float" office:value="2983872" calcext:value-type="float">
            <text:p>2983872</text:p>
          </table:table-cell>
          <table:table-cell office:value-type="float" office:value="58782" calcext:value-type="float">
            <text:p>58782</text:p>
          </table:table-cell>
          <table:table-cell office:value-type="float" office:value="0.0161827" calcext:value-type="float">
            <text:p>0.016182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14.64" calcext:value-type="float">
            <text:p>4114.64</text:p>
          </table:table-cell>
          <table:table-cell office:value-type="float" office:value="3749.96" calcext:value-type="float">
            <text:p>3749.96</text:p>
          </table:table-cell>
          <table:table-cell office:value-type="float" office:value="264457" calcext:value-type="float">
            <text:p>264457</text:p>
          </table:table-cell>
          <table:table-cell office:value-type="float" office:value="2627" calcext:value-type="float">
            <text:p>2627</text:p>
          </table:table-cell>
          <table:table-cell office:value-type="float" office:value="9478197" calcext:value-type="float">
            <text:p>9478197</text:p>
          </table:table-cell>
          <table:table-cell office:value-type="float" office:value="23955552" calcext:value-type="float">
            <text:p>23955552</text:p>
          </table:table-cell>
          <table:table-cell office:value-type="float" office:value="130310" calcext:value-type="float">
            <text:p>130310</text:p>
          </table:table-cell>
          <table:table-cell office:value-type="float" office:value="0.00314281" calcext:value-type="float">
            <text:p>0.00314281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58.95" calcext:value-type="float">
            <text:p>9458.95</text:p>
          </table:table-cell>
          <table:table-cell office:value-type="float" office:value="8579.02" calcext:value-type="float">
            <text:p>8579.02</text:p>
          </table:table-cell>
          <table:table-cell office:value-type="float" office:value="293718" calcext:value-type="float">
            <text:p>293718</text:p>
          </table:table-cell>
          <table:table-cell office:value-type="float" office:value="37586603" calcext:value-type="float">
            <text:p>37586603</text:p>
          </table:table-cell>
          <table:table-cell office:value-type="float" office:value="6434754" calcext:value-type="float">
            <text:p>6434754</text:p>
          </table:table-cell>
          <table:table-cell office:value-type="float" office:value="92145120" calcext:value-type="float">
            <text:p>92145120</text:p>
          </table:table-cell>
          <table:table-cell office:value-type="float" office:value="110848" calcext:value-type="float">
            <text:p>110848</text:p>
          </table:table-cell>
          <table:table-cell office:value-type="float" office:value="0.0031457" calcext:value-type="float">
            <text:p>0.0031457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14.02" calcext:value-type="float">
            <text:p>4114.02</text:p>
          </table:table-cell>
          <table:table-cell office:value-type="float" office:value="3602.55" calcext:value-type="float">
            <text:p>3602.55</text:p>
          </table:table-cell>
          <table:table-cell office:value-type="float" office:value="392878" calcext:value-type="float">
            <text:p>392878</text:p>
          </table:table-cell>
          <table:table-cell office:value-type="float" office:value="2638" calcext:value-type="float">
            <text:p>2638</text:p>
          </table:table-cell>
          <table:table-cell office:value-type="float" office:value="9265841" calcext:value-type="float">
            <text:p>9265841</text:p>
          </table:table-cell>
          <table:table-cell office:value-type="float" office:value="22196599" calcext:value-type="float">
            <text:p>22196599</text:p>
          </table:table-cell>
          <table:table-cell office:value-type="float" office:value="121154" calcext:value-type="float">
            <text:p>121154</text:p>
          </table:table-cell>
          <table:table-cell office:value-type="float" office:value="0.00314316" calcext:value-type="float">
            <text:p>0.00314316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96.88" calcext:value-type="float">
            <text:p>6996.88</text:p>
          </table:table-cell>
          <table:table-cell office:value-type="float" office:value="6218.75" calcext:value-type="float">
            <text:p>6218.75</text:p>
          </table:table-cell>
          <table:table-cell office:value-type="float" office:value="194548" calcext:value-type="float">
            <text:p>194548</text:p>
          </table:table-cell>
          <table:table-cell office:value-type="float" office:value="29764730" calcext:value-type="float">
            <text:p>29764730</text:p>
          </table:table-cell>
          <table:table-cell office:value-type="float" office:value="5085801" calcext:value-type="float">
            <text:p>5085801</text:p>
          </table:table-cell>
          <table:table-cell office:value-type="float" office:value="68918168" calcext:value-type="float">
            <text:p>68918168</text:p>
          </table:table-cell>
          <table:table-cell office:value-type="float" office:value="54704" calcext:value-type="float">
            <text:p>54704</text:p>
          </table:table-cell>
          <table:table-cell office:value-type="float" office:value="0.00314316" calcext:value-type="float">
            <text:p>0.0031431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613.9" calcext:value-type="float">
            <text:p>14613.9</text:p>
          </table:table-cell>
          <table:table-cell office:value-type="float" office:value="14225.8" calcext:value-type="float">
            <text:p>14225.8</text:p>
          </table:table-cell>
          <table:table-cell office:value-type="float" office:value="1461057" calcext:value-type="float">
            <text:p>1461057</text:p>
          </table:table-cell>
          <table:table-cell office:value-type="float" office:value="2701" calcext:value-type="float">
            <text:p>2701</text:p>
          </table:table-cell>
          <table:table-cell office:value-type="float" office:value="31111705" calcext:value-type="float">
            <text:p>31111705</text:p>
          </table:table-cell>
          <table:table-cell office:value-type="float" office:value="87821640" calcext:value-type="float">
            <text:p>87821640</text:p>
          </table:table-cell>
          <table:table-cell office:value-type="float" office:value="443411" calcext:value-type="float">
            <text:p>443411</text:p>
          </table:table-cell>
          <table:table-cell office:value-type="float" office:value="0.00314228" calcext:value-type="float">
            <text:p>0.00314228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56.8" calcext:value-type="float">
            <text:p>18356.8</text:p>
          </table:table-cell>
          <table:table-cell office:value-type="float" office:value="14668.4" calcext:value-type="float">
            <text:p>14668.4</text:p>
          </table:table-cell>
          <table:table-cell office:value-type="float" office:value="576462" calcext:value-type="float">
            <text:p>576462</text:p>
          </table:table-cell>
          <table:table-cell office:value-type="float" office:value="82604676" calcext:value-type="float">
            <text:p>82604676</text:p>
          </table:table-cell>
          <table:table-cell office:value-type="float" office:value="14036846" calcext:value-type="float">
            <text:p>14036846</text:p>
          </table:table-cell>
          <table:table-cell office:value-type="float" office:value="203985294" calcext:value-type="float">
            <text:p>203985294</text:p>
          </table:table-cell>
          <table:table-cell office:value-type="float" office:value="396910" calcext:value-type="float">
            <text:p>396910</text:p>
          </table:table-cell>
          <table:table-cell office:value-type="float" office:value="0.0031546" calcext:value-type="float">
            <text:p>0.0031546</text:p>
          </table:table-cell>
          <table:table-cell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56.4" calcext:value-type="float">
            <text:p>14356.4</text:p>
          </table:table-cell>
          <table:table-cell office:value-type="float" office:value="13972.8" calcext:value-type="float">
            <text:p>13972.8</text:p>
          </table:table-cell>
          <table:table-cell office:value-type="float" office:value="1386550" calcext:value-type="float">
            <text:p>1386550</text:p>
          </table:table-cell>
          <table:table-cell office:value-type="float" office:value="5460" calcext:value-type="float">
            <text:p>5460</text:p>
          </table:table-cell>
          <table:table-cell office:value-type="float" office:value="32126354" calcext:value-type="float">
            <text:p>32126354</text:p>
          </table:table-cell>
          <table:table-cell office:value-type="float" office:value="90591580" calcext:value-type="float">
            <text:p>90591580</text:p>
          </table:table-cell>
          <table:table-cell office:value-type="float" office:value="477356" calcext:value-type="float">
            <text:p>477356</text:p>
          </table:table-cell>
          <table:table-cell office:value-type="float" office:value="0.00314072" calcext:value-type="float">
            <text:p>0.003140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4:19:50.7013330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1T14:20:39.298386105</dc:date>
    <meta:editing-duration>PT2M23S</meta:editing-duration>
    <meta:editing-cycles>2</meta:editing-cycles>
    <meta:generator>LibreOffice/7.3.3.2$Linux_X86_64 LibreOffice_project/30$Build-2</meta:generator>
    <meta:document-statistic meta:table-count="1" meta:cell-count="745" meta:object-count="0"/>
  </office:meta>
</office:document-meta>
</file>